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38:.C5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7])" office:value-type="float" office:value="2280.9" calcext:value-type="float">
            <text:p>2280.9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74:.C80])" office:value-type="float" office:value="-931.38" calcext:value-type="float">
            <text:p>-9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68]; [.C81])" office:value-type="float" office:value="1349.52" calcext:value-type="float">
            <text:p>1349.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00-00-00</text:date>, <text:time style:data-style-name="N2" text:time-value="21:38:10.782592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7T21:39:12.783342665</dc:date>
    <meta:editing-duration>P2DT8H34M34S</meta:editing-duration>
    <meta:editing-cycles>312</meta:editing-cycles>
    <meta:generator>LibreOffice/6.0.7.3$Linux_X86_64 LibreOffice_project/00m0$Build-3</meta:generator>
    <meta:document-statistic meta:table-count="6" meta:cell-count="1081" meta:object-count="0"/>
  </office:meta>
</office:document-meta>
</file>